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c2838" officeooo:paragraph-rsid="001c2838"/>
    </style:style>
    <style:style style:name="P2" style:family="paragraph" style:parent-style-name="Standard">
      <style:text-properties officeooo:rsid="001d2d0c" officeooo:paragraph-rsid="001d2d0c"/>
    </style:style>
    <style:style style:name="P3" style:family="paragraph" style:parent-style-name="Standard">
      <style:text-properties officeooo:rsid="001deb94" officeooo:paragraph-rsid="001deb94"/>
    </style:style>
    <style:style style:name="P4" style:family="paragraph" style:parent-style-name="Standard">
      <style:text-properties officeooo:rsid="001ec40d" officeooo:paragraph-rsid="001ec40d"/>
    </style:style>
    <style:style style:name="P5" style:family="paragraph" style:parent-style-name="Standard">
      <style:text-properties officeooo:rsid="0020f23f" officeooo:paragraph-rsid="0020f23f"/>
    </style:style>
    <style:style style:name="P6" style:family="paragraph" style:parent-style-name="Standard">
      <style:text-properties officeooo:rsid="00223100" officeooo:paragraph-rsid="002231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1 </text:p>
      <text:p text:style-name="P1">lena</text:p>
      <text:p text:style-name="P1">Entropy = 7.44551</text:p>
      <text:p text:style-name="P1">Total number bits =1.95179e+06</text:p>
      <text:p text:style-name="P1">baboon</text:p>
      <text:p text:style-name="P1">Entropy = 7.47443</text:p>
      <text:p text:style-name="P1">Total number bits =1.95938e+06</text:p>
      <text:p text:style-name="P1"/>
      <text:p text:style-name="P2">Part2</text:p>
      <text:p text:style-name="P2">lenaerrdiff</text:p>
      <text:p text:style-name="P2">Run-Length Entropy is 1.35375.</text:p>
      <text:p text:style-name="P2">The total number of runs is 159928.</text:p>
      <text:p text:style-name="P2">The total number of bits requires is 216503 bits.</text:p>
      <text:p text:style-name="P2">The number of bits per pixel requires is 0.825894 bits.</text:p>
      <text:p text:style-name="P3">Weaskedforit</text:p>
      <text:p text:style-name="P3">Run-Length Entropy is 5.17333.</text:p>
      <text:p text:style-name="P3">The total number of runs is 10224.</text:p>
      <text:p text:style-name="P3">The total number of bits requires is 52892.2 bits.</text:p>
      <text:p text:style-name="P3">The number of bits per pixel requires is 0.201768 bits.</text:p>
      <text:p text:style-name="P3"/>
      <text:p text:style-name="P4">Part3</text:p>
      <text:p text:style-name="P4">lena_bit0</text:p>
      <text:p text:style-name="P4">Run-Length Entropy is 2.01304.</text:p>
      <text:p text:style-name="P4">The total number of runs is 130213.</text:p>
      <text:p text:style-name="P4">The total number of bits requires is 262124 bits.</text:p>
      <text:p text:style-name="P4">The number of bits per pixel requires is 0.999924 bits.</text:p>
      <text:p text:style-name="P4">lena_bit1</text:p>
      <text:p text:style-name="P4">Run-Length Entropy is 2.00557.</text:p>
      <text:p text:style-name="P4">The total number of runs is 130700.</text:p>
      <text:p text:style-name="P4">The total number of bits requires is 262129 bits.</text:p>
      <text:p text:style-name="P4">The number of bits per pixel requires is 0.999941 bits.</text:p>
      <text:p text:style-name="P4">lena_bit2</text:p>
      <text:p text:style-name="P4">Run-Length Entropy is 2.05428.</text:p>
      <text:p text:style-name="P4">The total number of runs is 127513.</text:p>
      <text:p text:style-name="P4">The total number of bits requires is 261948 bits.</text:p>
      <text:p text:style-name="P4">The number of bits per pixel requires is 0.999252 bits.</text:p>
      <text:p text:style-name="P4">lena_bit3</text:p>
      <text:p text:style-name="P4">Run-Length Entropy is 2.34021.</text:p>
      <text:p text:style-name="P4">The total number of runs is 107857.</text:p>
      <text:p text:style-name="P4">The total number of bits requires is 252408 bits.</text:p>
      <text:p text:style-name="P4">The number of bits per pixel requires is 0.962861 bits.</text:p>
      <text:p text:style-name="P4">lena_bit4</text:p>
      <text:p text:style-name="P4">Run-Length Entropy is 2.81322.</text:p>
      <text:p text:style-name="P4">The total number of runs is 77499.</text:p>
      <text:p text:style-name="P4">The total number of bits requires is 218022 bits.</text:p>
      <text:p text:style-name="P4">The number of bits per pixel requires is 0.831688 bits.</text:p>
      <text:p text:style-name="P4">lena_bit5</text:p>
      <text:p text:style-name="P4">Run-Length Entropy is 3.49383.</text:p>
      <text:p text:style-name="P4">The total number of runs is 45668.</text:p>
      <text:p text:style-name="P4"><text:soft-page-break/>The total number of bits requires is 159556 bits.</text:p>
      <text:p text:style-name="P4">The number of bits per pixel requires is 0.608659 bits.</text:p>
      <text:p text:style-name="P4">lena_bit6</text:p>
      <text:p text:style-name="P4">Run-Length Entropy is 4.08881.</text:p>
      <text:p text:style-name="P4">The total number of runs is 28387.</text:p>
      <text:p text:style-name="P4">The total number of bits requires is 116069 bits.</text:p>
      <text:p text:style-name="P4">The number of bits per pixel requires is 0.442768 bits.</text:p>
      <text:p text:style-name="P4">lena_bit7</text:p>
      <text:p text:style-name="P4">Run-Length Entropy is 5.0021.</text:p>
      <text:p text:style-name="P4">The total number of runs is 13926.</text:p>
      <text:p text:style-name="P4">The total number of bits requires is 69659.3 bits.</text:p>
      <text:p text:style-name="P4">The number of bits per pixel requires is 0.265729 bits.</text:p>
      <text:p text:style-name="P4"/>
      <text:p text:style-name="P5">Part4</text:p>
      <text:p text:style-name="P5">lena</text:p>
      <text:p text:style-name="P5">Prediction Error Entropy is 5.055.</text:p>
      <text:p text:style-name="P5">Prediction Error Entropy is 1.32513e+06.</text:p>
      <text:p text:style-name="P6">Baboon</text:p>
      <text:p text:style-name="P6">Prediction Error Entropy is 6.54797.</text:p>
      <text:p text:style-name="P6">Prediction Error Entropy is 1.71651e+06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gqin Dai</meta:initial-creator>
    <meta:creation-date>2018-04-11T17:33:32.725413735</meta:creation-date>
    <dc:date>2018-04-11T21:11:41.213668089</dc:date>
    <dc:creator>Mingqin Dai</dc:creator>
    <meta:editing-duration>PT3H7M57S</meta:editing-duration>
    <meta:editing-cycles>6</meta:editing-cycles>
    <meta:generator>LibreOffice/5.0.6.2$Linux_X86_64 LibreOffice_project/00$Build-2</meta:generator>
    <meta:document-statistic meta:table-count="0" meta:image-count="0" meta:object-count="0" meta:page-count="2" meta:paragraph-count="66" meta:word-count="352" meta:character-count="2066" meta:non-whitespace-character-count="1779"/>
  </office:meta>
</office:document-meta>
</file>